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Arial" fo:font-size="10pt" style:font-size-asian="10pt" style:font-size-complex="10pt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353535" style:font-name="Arial" fo:font-size="10pt" fo:font-weight="bold" style:font-size-asian="10pt" style:font-weight-asian="bold" style:font-size-complex="10pt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353535" style:font-name="Arial" fo:font-size="10pt" fo:font-weight="normal" style:font-size-asian="10pt" style:font-weight-asian="normal" style:font-size-complex="10pt"/>
    </style:style>
    <style:style style:name="P4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353535" style:font-name="Arial" fo:font-size="10pt" fo:font-weight="normal" style:font-size-asian="10pt" style:font-weight-asian="normal" style:font-size-complex="10pt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color="#353535" style:font-name="Arial" fo:font-size="10pt" fo:font-style="normal" fo:font-weight="normal" style:font-size-asian="10pt" style:font-style-asian="normal" style:font-weight-asian="normal" style:font-size-complex="10pt"/>
    </style:style>
    <style:style style:name="P6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353535" style:font-name="Arial" fo:font-size="10pt" fo:font-style="normal" fo:font-weight="normal" style:font-size-asian="10pt" style:font-style-asian="normal" style:font-weight-asian="normal" style:font-size-complex="10pt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color="#353535" style:font-name="Arial" fo:font-size="10pt" fo:font-style="normal" fo:font-weight="bold" style:font-size-asian="10pt" style:font-style-asian="normal" style:font-weight-asian="bold" style:font-size-complex="10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color="#353535" style:font-name="Arial" fo:font-size="10pt" fo:font-style="italic" fo:font-weight="normal" style:font-size-asian="10pt" style:font-style-asian="italic" style:font-weight-asian="normal" style:font-size-complex="10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Arial" fo:font-size="10pt" style:font-size-asian="10pt" style:font-size-complex="10pt"/>
    </style:style>
    <style:style style:name="P10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Arial" fo:font-size="10pt" style:font-size-asian="10pt" style:font-size-complex="10pt"/>
    </style:style>
    <style:style style:name="P11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Arial" fo:font-size="10pt" officeooo:paragraph-rsid="000b9585" style:font-size-asian="10pt" style:font-size-complex="10pt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Arial" fo:font-size="10pt" officeooo:paragraph-rsid="000b9585" style:font-size-asian="10pt" style:font-size-complex="10pt"/>
    </style:style>
    <style:style style:name="P13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Arial" fo:font-size="10pt" fo:font-style="italic" officeooo:paragraph-rsid="000b9585" style:font-size-asian="10pt" style:font-style-asian="italic" style:font-size-complex="10pt" style:font-style-complex="italic"/>
    </style:style>
    <style:style style:name="P14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Arial" fo:font-size="10pt" fo:font-style="italic" style:text-underline-style="none" officeooo:paragraph-rsid="000b9585" style:font-size-asian="10pt" style:font-style-asian="italic" style:font-size-complex="10pt" style:font-style-complex="italic"/>
    </style:style>
    <style:style style:name="P15" style:family="paragraph" style:parent-style-name="Footer">
      <style:text-properties fo:font-size="11pt" style:font-size-asian="11pt" style:font-size-complex="11pt"/>
    </style:style>
    <style:style style:name="T1" style:family="text">
      <style:text-properties fo:color="#353535" fo:font-weight="bold" style:font-weight-asian="bold"/>
    </style:style>
    <style:style style:name="T2" style:family="text">
      <style:text-properties fo:color="#353535" fo:font-weight="bold" officeooo:rsid="000b9585" style:font-weight-asian="bold"/>
    </style:style>
    <style:style style:name="T3" style:family="text">
      <style:text-properties fo:color="#353535" fo:font-weight="normal" style:font-weight-asian="normal"/>
    </style:style>
    <style:style style:name="T4" style:family="text">
      <style:text-properties fo:color="#353535" fo:font-style="italic" fo:font-weight="normal" style:font-style-asian="italic" style:font-weight-asian="normal"/>
    </style:style>
    <style:style style:name="T5" style:family="text">
      <style:text-properties fo:color="#353535" fo:font-style="normal" fo:font-weight="normal" style:font-style-asian="normal" style:font-weight-asian="normal"/>
    </style:style>
    <style:style style:name="T6" style:family="text">
      <style:text-properties fo:color="#353535" fo:font-style="normal" fo:font-weight="normal" style:font-style-asian="normal" style:font-weight-asian="normal" style:font-style-complex="normal"/>
    </style:style>
    <style:style style:name="T7" style:family="text">
      <style:text-properties fo:color="#353535" fo:font-style="normal" fo:font-weight="bold" style:font-style-asian="normal" style:font-weight-asian="bold"/>
    </style:style>
    <style:style style:name="T8" style:family="text">
      <style:text-properties fo:color="#353535" style:text-underline-style="none" fo:font-weight="normal" style:font-weight-asian="normal"/>
    </style:style>
    <style:style style:name="T9" style:family="text">
      <style:text-properties fo:color="#353535" style:text-underline-style="none" fo:font-weight="normal" officeooo:rsid="000b9585" style:font-weight-asian="normal"/>
    </style:style>
    <style:style style:name="T10" style:family="text">
      <style:text-properties fo:color="#353535" fo:font-size="9pt" style:text-underline-style="none" fo:font-weight="normal" style:font-size-asian="9pt" style:font-weight-asian="normal" style:font-size-complex="9pt"/>
    </style:style>
    <style:style style:name="T11" style:family="text">
      <style:text-properties fo:color="#353535" fo:font-size="9pt" style:text-underline-style="none" fo:font-weight="normal" officeooo:rsid="000b9585" style:font-size-asian="9pt" style:font-weight-asian="normal" style:font-size-complex="9pt"/>
    </style:style>
    <style:style style:name="T12" style:family="text">
      <style:text-properties fo:color="#353535" fo:font-size="12pt" fo:font-weight="bold" style:font-size-asian="12pt" style:font-weight-asian="bold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2">RBZ-Technik FISI Lehrplan</text:span><text:span text:style-name="T1"> </text:span></text:p>
      <text:p text:style-name="P2"/>
      <text:p text:style-name="P2"/>
      <text:p text:style-name="P3"/>
      <text:p text:style-name="P3"/>
      <text:p text:style-name="P10"><text:span text:style-name="T3">Aufgearbeitet von mam@baltic-online.de August 2016</text:span></text:p>
      <text:p text:style-name="P13"><text:span text:style-name="T3"/></text:p>
      <text:p text:style-name="P13"><text:span text:style-name="T6">Auf Basis von</text:span><text:span text:style-name="T3"> </text:span></text:p>
      <text:p text:style-name="P14"><text:span text:style-name="T3">rbz-technik.de/fileadmin/user_upload/Abt_Informationstechnik/PDF-Dokumente/Lehrplan_IT.pdf</text:span></text:p>
      <text:p text:style-name="P4"/>
      <text:p text:style-name="P11"><text:span text:style-name="T6">Content nach Zeitaufwand:</text:span><text:span text:style-name="T8"> </text:span></text:p>
      <text:p text:style-name="P11"><text:a xlink:type="simple" xlink:href="mailto:VI@220h" text:style-name="Internet_20_link" text:visited-style-name="Visited_20_Internet_20_Link"><text:span text:style-name="T8">VI</text:span></text:a><text:a xlink:type="simple" xlink:href="mailto:VI@220h" text:style-name="Internet_20_link" text:visited-style-name="Visited_20_Internet_20_Link"><text:span text:style-name="T9">=</text:span></text:a><text:a xlink:type="simple" xlink:href="mailto:VI@220h" text:style-name="Internet_20_link" text:visited-style-name="Visited_20_Internet_20_Link"><text:span text:style-name="T8">220h</text:span></text:a><text:span text:style-name="T9"> </text:span><text:span text:style-name="T8">&gt; VII &gt; X &gt; IV &gt; V, VIII &gt; II, III, IX, XI &gt; I</text:span><text:span text:style-name="T9">=</text:span><text:span text:style-name="T8">20h</text:span></text:p>
      <text:p text:style-name="P4"/>
      <text:p text:style-name="P10"><text:span text:style-name="T3">Format:</text:span></text:p>
      <text:p text:style-name="P10"><text:span text:style-name="T3"/></text:p>
      <text:p text:style-name="P10"><text:span text:style-name="T1">Fachtitel, Veranschlagte Zeit je Jahr1:x Jahr2:y Jahr 3:z, </text:span><text:span text:style-name="T2">Gesamt</text:span><text:span text:style-name="T1"> als TotalSumxyz</text:span></text:p>
      <text:p text:style-name="P10"><text:span text:style-name="T3">Fachgebiet</text:span></text:p>
      <text:p text:style-name="P10"><text:span text:style-name="T4">Lernfeld</text:span></text:p>
      <text:p text:style-name="P10"><text:span text:style-name="T5">•Lernfeld-Segment</text:span></text:p>
      <text:p text:style-name="P10"><text:span text:style-name="T5">+vereinfachte Zielformulierung</text:span></text:p>
      <text:p text:style-name="P5"/>
      <text:p text:style-name="P12"><text:span text:style-name="T5">Jahr 1: I-V</text:span></text:p>
      <text:p text:style-name="P12"><text:span text:style-name="T5">Jahr 2: V-IX</text:span></text:p>
      <text:p text:style-name="P12"><text:span text:style-name="T5">Jahr 3: V-VII, X, XI </text:span></text:p>
      <text:p text:style-name="P6"/>
      <text:p text:style-name="P5"/>
      <text:p text:style-name="P5"/>
      <text:p text:style-name="P5"/>
      <text:p text:style-name="P9"><text:span text:style-name="T7">I Betrieb und sein Umfeld; <text:s/>1:20h <text:s/>2:- <text:s/>3:- <text:s/>Total20</text:span></text:p>
      <text:p text:style-name="P5"/>
      <text:p text:style-name="P9"><text:span text:style-name="T5">Stellung eines Betriebes in Wirtschaft und Gesellschaft</text:span></text:p>
      <text:p text:style-name="P9"><text:span text:style-name="T4">-Ziele und Aufgaben</text:span></text:p>
      <text:p text:style-name="P9"><text:span text:style-name="T4">-Produktionsfaktoren und Faktorkombination</text:span></text:p>
      <text:p text:style-name="P9"><text:span text:style-name="T4">-Arbeitsteilung in der Wirtschaft</text:span></text:p>
      <text:p text:style-name="P5"/>
      <text:p text:style-name="P9"><text:span text:style-name="T5">Marktstrukturen und ihre Auswirkungen</text:span></text:p>
      <text:p text:style-name="P9"><text:span text:style-name="T4">-Marktarten und Marktformen</text:span></text:p>
      <text:p text:style-name="P9"><text:span text:style-name="T4">-Anbieter- und Nachfrageverhalten</text:span></text:p>
      <text:p text:style-name="P9"><text:span text:style-name="T4">-Preisbildung</text:span></text:p>
      <text:p text:style-name="P5"/>
      <text:p text:style-name="P9"><text:span text:style-name="T5">Kooperation und Konzentration</text:span></text:p>
      <text:p text:style-name="P9"><text:span text:style-name="T5">Grundzüge staatlicher Wettbewerbspolitik</text:span></text:p>
      <text:p text:style-name="P5"/>
      <text:p text:style-name="P5"/>
      <text:p text:style-name="P5"/>
      <text:p text:style-name="P5"/>
      <text:p text:style-name="P9"><text:span text:style-name="T7">II Geschäftsprozesse und betriebliche Organisation; <text:s/>1:40, <text:s/>2:- <text:s/>3:- Total40</text:span></text:p>
      <text:p text:style-name="P5"/>
      <text:p text:style-name="P9"><text:span text:style-name="T5">Analyse von Geschäftsprozessen</text:span></text:p>
      <text:p text:style-name="P5"/>
      <text:p text:style-name="P9"><text:span text:style-name="T5">Geschäftsprozesse gestalten</text:span></text:p>
      <text:p text:style-name="P9"><text:span text:style-name="T4">-prozessorientierte Ablauforganisation</text:span></text:p>
      <text:p text:style-name="P9"><text:span text:style-name="T4">-prozessgebundene betriebliche Grundfunktionen</text:span></text:p>
      <text:p text:style-name="P9"><text:span text:style-name="T4">-prozessunabhängige betriebliche Querschnittfunktionen</text:span></text:p>
      <text:p text:style-name="P5"/>
      <text:p text:style-name="P9"><text:span text:style-name="T5">Geschäftsprozesse kontrollieren</text:span></text:p>
      <text:p text:style-name="P9"><text:span text:style-name="T4">-Erfolgsindikatoren</text:span></text:p>
      <text:p text:style-name="P5"/>
      <text:p text:style-name="P5"><text:soft-page-break/></text:p>
      <text:p text:style-name="P5"/>
      <text:p text:style-name="P5"/>
      <text:p text:style-name="P5"/>
      <text:p text:style-name="P9"><text:span text:style-name="T7">III Informationsquellen und Arbeitsmethoden; <text:s/>1:40 <text:s/>2:- <text:s/>3:- Total40</text:span></text:p>
      <text:p text:style-name="P5"/>
      <text:p text:style-name="P9"><text:span text:style-name="T5">Arbeitstechniken</text:span></text:p>
      <text:p text:style-name="P9"><text:span text:style-name="T4">-Selbstorganisation der Arbeit</text:span></text:p>
      <text:p text:style-name="P9"><text:span text:style-name="T5">• Arbeitsaufträge</text:span></text:p>
      <text:p text:style-name="P9"><text:span text:style-name="T5">• Arbeitspläne</text:span></text:p>
      <text:p text:style-name="P9"><text:span text:style-name="T4">-Teamarbeit</text:span></text:p>
      <text:p text:style-name="P9"><text:span text:style-name="T5">•Kommunikationsregeln</text:span></text:p>
      <text:p text:style-name="P9"><text:span text:style-name="T5">•Kreativitätstechniken</text:span></text:p>
      <text:p text:style-name="P5"/>
      <text:p text:style-name="P9"><text:span text:style-name="T5">Informationsbeschaffung und -verwertung</text:span></text:p>
      <text:p text:style-name="P9"><text:span text:style-name="T4">-Informationsquellen</text:span></text:p>
      <text:p text:style-name="P9"><text:span text:style-name="T4">-Eignung von Informationsquellen</text:span></text:p>
      <text:p text:style-name="P9"><text:span text:style-name="T4">-Verarbeitung und Aufarbeitung von Informationen</text:span></text:p>
      <text:p text:style-name="P5"/>
      <text:p text:style-name="P9"><text:span text:style-name="T5">Weitergabe von aufbereiten Informationen</text:span></text:p>
      <text:p text:style-name="P9"><text:span text:style-name="T4">-Adressatengerechte Präsentationsformen</text:span></text:p>
      <text:p text:style-name="P9"><text:span text:style-name="T4">-Dokumente und Dateien</text:span></text:p>
      <text:p text:style-name="P5"/>
      <text:p text:style-name="P5"/>
      <text:p text:style-name="P5"/>
      <text:p text:style-name="P5"/>
      <text:p text:style-name="P9"><text:span text:style-name="T7">IV Einfache IT-Systeme; <text:s/>1:100 <text:s/>2:- <text:s/>3:- Total100</text:span></text:p>
      <text:p text:style-name="P8"/>
      <text:p text:style-name="P9"><text:span text:style-name="T4">-Strukturen und Elemente von IT_Systemen, -Produkten und -Leistungen beschreiben / vergleichen</text:span></text:p>
      <text:p text:style-name="P9"><text:span text:style-name="T4">-Grundlagen der Informationsverarbeitung in IT-Systemen erläutern</text:span></text:p>
      <text:p text:style-name="P9"><text:span text:style-name="T4">-systembezogene elektrotechnische Größen beschreiben und an IT-Produkten unter Berücksichtigung gesetzlicher Bestimmungen (Schutzmaßnahmen) messen</text:span></text:p>
      <text:p text:style-name="P9"><text:span text:style-name="T4">-Komponenten der Systemsoftware und ihr Zusammenwirken beschreiben</text:span></text:p>
      <text:p text:style-name="P9"><text:span text:style-name="T4">-Anwendungs- und Systemsoftware installieren, konfigurieren, handhaben</text:span></text:p>
      <text:p text:style-name="P9"><text:span text:style-name="T4">-Arbeitsplätze ergonomisch gestalten</text:span></text:p>
      <text:p text:style-name="P9"><text:span text:style-name="T5">+ Entwicklungstrends von IT-Systemen und -Leistungen kennen, sowie soziale Wirkungen beschreiben</text:span></text:p>
      <text:p text:style-name="P5"/>
      <text:p text:style-name="P9"><text:span text:style-name="T5">Konzeption</text:span></text:p>
      <text:p text:style-name="P9"><text:span text:style-name="T4">-Kundenanforderung</text:span></text:p>
      <text:p text:style-name="P9"><text:span text:style-name="T4">-IT-Produkte und Leistungen</text:span></text:p>
      <text:p text:style-name="P9"><text:span text:style-name="T4">-Dokumentation</text:span></text:p>
      <text:p text:style-name="P5"/>
      <text:p text:style-name="P9"><text:span text:style-name="T5"><text:s/>Hardwareaufbau und -konfiguration</text:span></text:p>
      <text:p text:style-name="P9"><text:span text:style-name="T4">-Baugruppen</text:span></text:p>
      <text:p text:style-name="P9"><text:span text:style-name="T4">-Zusammenwirken von Hardwarekomponenten</text:span></text:p>
      <text:p text:style-name="P9"><text:span text:style-name="T4">Ergonomie und Umweltverträglichkeit</text:span></text:p>
      <text:p text:style-name="P5"/>
      <text:p text:style-name="P9"><text:span text:style-name="T5">Informationsverarbeitung in IT-Systemen</text:span></text:p>
      <text:p text:style-name="P9"><text:span text:style-name="T4">-Bedeutung und Darstellungsformen der Information</text:span></text:p>
      <text:p text:style-name="P9"><text:span text:style-name="T4">-Zahlensysteme</text:span></text:p>
      <text:p text:style-name="P9"><text:span text:style-name="T4">-Codes</text:span></text:p>
      <text:p text:style-name="P9"><text:span text:style-name="T4">-Logische Grundfunktionen der Digitaltechnik</text:span></text:p>
      <text:p text:style-name="P9"><text:span text:style-name="T4">-Boolsche Algebra</text:span></text:p>
      <text:p text:style-name="P5"/>
      <text:p text:style-name="P9"><text:span text:style-name="T5">Elektrotechnische Grundkenntnisse</text:span></text:p>
      <text:p text:style-name="P9"><text:span text:style-name="T4">-Elektrische Grundgrößen</text:span></text:p>
      <text:p text:style-name="P9"><text:span text:style-name="T4">-Elektrostatik</text:span></text:p>
      <text:p text:style-name="P9"><text:soft-page-break/><text:span text:style-name="T4">-Grenzwerte</text:span></text:p>
      <text:p text:style-name="P9"><text:span text:style-name="T4">-Analoge und digitale Signale</text:span></text:p>
      <text:p text:style-name="P9"><text:span text:style-name="T4">-Elektromagnetische Verträglichkeit</text:span></text:p>
      <text:p text:style-name="P5"/>
      <text:p text:style-name="P9"><text:span text:style-name="T5">Software</text:span></text:p>
      <text:p text:style-name="P9"><text:span text:style-name="T4">-Systemsoftware</text:span></text:p>
      <text:p text:style-name="P9"><text:span text:style-name="T4">-Anwendungssoftware</text:span></text:p>
      <text:p text:style-name="P5"/>
      <text:p text:style-name="P9"><text:span text:style-name="T5">Inbetriebnahme und Übergabe</text:span></text:p>
      <text:p text:style-name="P9"><text:span text:style-name="T4">-Systemstart</text:span></text:p>
      <text:p text:style-name="P9"><text:span text:style-name="T4">-Fehlersuche</text:span></text:p>
      <text:p text:style-name="P9"><text:span text:style-name="T4">-Systemdokumentation und Präsentation</text:span></text:p>
      <text:p text:style-name="P5"/>
      <text:p text:style-name="P7"/>
      <text:p text:style-name="P7"/>
      <text:p text:style-name="P7"/>
      <text:p text:style-name="P9"><text:span text:style-name="T7">V Fachliches Englisch; <text:s/>1:20 <text:s/>2:20 <text:s/>3:20 Total60</text:span></text:p>
      <text:p text:style-name="P9"><text:span text:style-name="T5">-</text:span></text:p>
      <text:p text:style-name="P5"/>
      <text:p text:style-name="P7"/>
      <text:p text:style-name="P7"/>
      <text:p text:style-name="P7"/>
      <text:p text:style-name="P9"><text:span text:style-name="T7">VI Entwickeln und Bereitstellen von Anwendungssystemen; <text:s/>1:100 <text:s/>2:80 <text:s/>3:40 Total220</text:span></text:p>
      <text:p text:style-name="P5"/>
      <text:p text:style-name="P9"><text:span text:style-name="T5">Projektierung von Anwendungssystemen</text:span></text:p>
      <text:p text:style-name="P9"><text:span text:style-name="T4">-Modell des Projektmanagements</text:span></text:p>
      <text:p text:style-name="P9"><text:span text:style-name="T4">-Entwicklungsstrategien und Vorgehensmodelle der Anwendungsentwicklung</text:span></text:p>
      <text:p text:style-name="P9"><text:span text:style-name="T4">-Modelle und Verfahren der Qualitätssicherung</text:span></text:p>
      <text:p text:style-name="P9"><text:span text:style-name="T4">-Methoden der Ist-Analyse betrieblicher Prozesse und des ist-Systems</text:span></text:p>
      <text:p text:style-name="P9"><text:span text:style-name="T4">-Methoden und Werkzeuge zur Entwicklung eines Lösungskonzepts</text:span></text:p>
      <text:p text:style-name="P9"><text:span text:style-name="T4">-Methoden und Werkzeuge zur Dokumentation</text:span></text:p>
      <text:p text:style-name="P5"/>
      <text:p text:style-name="P9"><text:span text:style-name="T5"><text:s/>Programmentwicklungsmethoden</text:span></text:p>
      <text:p text:style-name="P9"><text:span text:style-name="T4">-Grundlegende Algorithmen und Datenstrukturen</text:span></text:p>
      <text:p text:style-name="P9"><text:span text:style-name="T4">-Strukturierung und Dokumentation</text:span></text:p>
      <text:p text:style-name="P9"><text:span text:style-name="T4">-Programmbibliotheken</text:span></text:p>
      <text:p text:style-name="P9"><text:span text:style-name="T4">-Praxisrelevante Softwareentwicklungsumgebungen</text:span></text:p>
      <text:p text:style-name="P5"/>
      <text:p text:style-name="P9"><text:span text:style-name="T5">Datenbankanpassung</text:span></text:p>
      <text:p text:style-name="P9"><text:span text:style-name="T4">-Architektur eines Datenbanksystems</text:span></text:p>
      <text:p text:style-name="P9"><text:span text:style-name="T4">-Datendefinition</text:span></text:p>
      <text:p text:style-name="P9"><text:span text:style-name="T4">-Datenmanipulation</text:span></text:p>
      <text:p text:style-name="P9"><text:span text:style-name="T4">-Datenschutz- und Datensicherungskonzepte für Datenbanken</text:span></text:p>
      <text:p text:style-name="P5"/>
      <text:p text:style-name="P7"/>
      <text:p text:style-name="P7"/>
      <text:p text:style-name="P7"/>
      <text:p text:style-name="P9"><text:span text:style-name="T7">VII Vernetzte IT-Systeme; <text:s/>1:- <text:s/>2:100 <text:s/>3:40 Total140</text:span></text:p>
      <text:p text:style-name="P8"/>
      <text:p text:style-name="P9"><text:span text:style-name="T4">-Grundlagen der Elektronik und der Übertragungstechnik beschreiben</text:span></text:p>
      <text:p text:style-name="P9"><text:span text:style-name="T4">-Grundlagen der Netzwerktechnik anforderungsgerecht einzusetzen</text:span></text:p>
      <text:p text:style-name="P9"><text:span text:style-name="T4">-Methoden zur Planung vernetzter IT-Systeme anzuwenden</text:span></text:p>
      <text:p text:style-name="P9"><text:span text:style-name="T4">-IT-Produkte zur Übertragung, Kopplung, Verwaltung, Ein- und Ausgabe von Informationen zu beschreiben, zu installieren und zu bewerten</text:span></text:p>
      <text:p text:style-name="P9"><text:span text:style-name="T4">-Übergänge zu verschiedenen Netzwerken herzustellen</text:span></text:p>
      <text:p text:style-name="P9"><text:span text:style-name="T4">-Anwendungs- und Systemsoftware zu installieren, zu konfigurieren und zu handhaben</text:span></text:p>
      <text:p text:style-name="P9"><text:span text:style-name="T4">-gesetzliche Bestimmungen zum Datenschutz und Maßnahmen zur Datensicherung anzuwenden</text:span></text:p>
      <text:p text:style-name="P9"><text:span text:style-name="T5">+vernetzte Systeme in Entwicklung nachvollziehen, soziale+technische Entwicklungstrends </text:span><text:soft-page-break/><text:span text:style-name="T5">beschreiben und vergleichen</text:span></text:p>
      <text:p text:style-name="P5"/>
      <text:p text:style-name="P9"><text:span text:style-name="T5">Konzeption</text:span></text:p>
      <text:p text:style-name="P9"><text:span text:style-name="T4">-Bestandsaufnahme nach Anforderungsanalyse</text:span></text:p>
      <text:p text:style-name="P9"><text:span text:style-name="T4">-Wechselwirkung von vernetzten IT-Produkten und betrieblicher Organisation</text:span></text:p>
      <text:p text:style-name="P9"><text:span text:style-name="T4">-Projektdokumentation</text:span></text:p>
      <text:p text:style-name="P5"/>
      <text:p text:style-name="P9"><text:span text:style-name="T5">Informationsübertragung in vernetzten IT-Systemen</text:span></text:p>
      <text:p text:style-name="P9"><text:span text:style-name="T4">-Grundlagen der Elektronik</text:span></text:p>
      <text:p text:style-name="P9"><text:span text:style-name="T4">-Grundlagen der Übertragungstechnik</text:span></text:p>
      <text:p text:style-name="P9"><text:span text:style-name="T4">-Schichtenmodell</text:span></text:p>
      <text:p text:style-name="P9"><text:span text:style-name="T4">-Netzwerkarchitekturen, -protokolle, -schnittstellen</text:span></text:p>
      <text:p text:style-name="P5"/>
      <text:p text:style-name="P9"><text:span text:style-name="T5">Planung, Aufbau und Konfiguration</text:span></text:p>
      <text:p text:style-name="P9"><text:span text:style-name="T4">-Produkte, Preise, Konditionen</text:span></text:p>
      <text:p text:style-name="P9"><text:span text:style-name="T4">-Servertypen und Endgeräte</text:span></text:p>
      <text:p text:style-name="P9"><text:span text:style-name="T4">-Schnittstellen</text:span></text:p>
      <text:p text:style-name="P9"><text:span text:style-name="T4">-Übertragungsmedien und Kopplungselemente</text:span></text:p>
      <text:p text:style-name="P9"><text:span text:style-name="T4">-Messen und Prüfen</text:span></text:p>
      <text:p text:style-name="P9"><text:span text:style-name="T4">-Netzwerkbetriebssystem</text:span></text:p>
      <text:p text:style-name="P9"><text:span text:style-name="T4">-Anwendungssoftware</text:span></text:p>
      <text:p text:style-name="P9"><text:span text:style-name="T4">-Datenschutz und Datensicherheit</text:span></text:p>
      <text:p text:style-name="P9"><text:span text:style-name="T4">-Qualitätssicherungselemente</text:span></text:p>
      <text:p text:style-name="P5"/>
      <text:p text:style-name="P9"><text:span text:style-name="T5">Inbetriebnahme und Übergabe</text:span></text:p>
      <text:p text:style-name="P9"><text:span text:style-name="T4">-Benutzer- und Ressourcenverwaltung</text:span></text:p>
      <text:p text:style-name="P9"><text:span text:style-name="T4">-Dokumentation und Präsentation</text:span></text:p>
      <text:p text:style-name="P5"/>
      <text:p text:style-name="P5"/>
      <text:p text:style-name="P5"/>
      <text:p text:style-name="P5"/>
      <text:p text:style-name="P9"><text:span text:style-name="T7">VIII Markt- und Kundenbeziehungen; <text:s/>1:- <text:s/>2:40 <text:s/>3:20 Total60</text:span></text:p>
      <text:p text:style-name="P5"/>
      <text:p text:style-name="P9"><text:span text:style-name="T5">Mitwirkung bei Marktbeobachtung und Marktforschung</text:span></text:p>
      <text:p text:style-name="P9"><text:span text:style-name="T4">-Interne und externe Informationsquellen</text:span></text:p>
      <text:p text:style-name="P9"><text:span text:style-name="T4">-Kundenanalyse</text:span></text:p>
      <text:p text:style-name="P5"/>
      <text:p text:style-name="P9"><text:span text:style-name="T5">Mitwirkung bei Marketing- und Verkaufsförderungsmaßnahmen</text:span></text:p>
      <text:p text:style-name="P5"/>
      <text:p text:style-name="P9"><text:span text:style-name="T5">Kundenberatung, Angebots- und Vertragsgestaltung</text:span></text:p>
      <text:p text:style-name="P9"><text:span text:style-name="T4">-Bestandsaufnahme und Konzeption</text:span></text:p>
      <text:p text:style-name="P9"><text:span text:style-name="T4">-Präsentation und Demonstration von Produkten und Dienstleistungen</text:span></text:p>
      <text:p text:style-name="P9"><text:span text:style-name="T4">-Finanzierungsmöglichkeiten</text:span></text:p>
      <text:p text:style-name="P9"><text:span text:style-name="T4">-Angebotserstellung</text:span></text:p>
      <text:p text:style-name="P5"/>
      <text:p text:style-name="P9"><text:span text:style-name="T5">Beschaffung von Fremdleistungen</text:span></text:p>
      <text:p text:style-name="P9"><text:span text:style-name="T4">-Bedarfsermittlung</text:span></text:p>
      <text:p text:style-name="P9"><text:span text:style-name="T4">-Angebotsvergleiche</text:span></text:p>
      <text:p text:style-name="P9"><text:span text:style-name="T4">-Bestellvorgang</text:span></text:p>
      <text:p text:style-name="P5"/>
      <text:p text:style-name="P5"/>
      <text:p text:style-name="P5"/>
      <text:p text:style-name="P5"/>
      <text:p text:style-name="P9"><text:span text:style-name="T7">IX Öffentliche Netze, Dienste; <text:s/>1:- <text:s/>2:40 <text:s/>3:- Total40</text:span></text:p>
      <text:p text:style-name="P5"/>
      <text:p text:style-name="P9"><text:span text:style-name="T5">Beurteilung von aktuellen Informationsdiensten</text:span></text:p>
      <text:p text:style-name="P9"><text:span text:style-name="T4">-Gegenüberstellung wesentlicher Leistungs- und Sicherheitsmerkmale</text:span></text:p>
      <text:p text:style-name="P9"><text:span text:style-name="T4">-Wirtschaftlichkeitsbetrachtung</text:span></text:p>
      <text:p text:style-name="P5"><text:soft-page-break/></text:p>
      <text:p text:style-name="P9"><text:span text:style-name="T5">Architektur verschiedener Kommunikationsnetze und deren Dienstmerkmale</text:span></text:p>
      <text:p text:style-name="P9"><text:span text:style-name="T4">-Netze zur Sprach- Text- Daten- und Bildkommunikation</text:span></text:p>
      <text:p text:style-name="P9"><text:span text:style-name="T4">-Netzstruktur und Netzknoten: Festnetze, Funknetze</text:span></text:p>
      <text:p text:style-name="P9"><text:span text:style-name="T4">-Netzübergänge</text:span></text:p>
      <text:p text:style-name="P9"><text:span text:style-name="T4">-Universalnetz, Dienstmerkmale</text:span></text:p>
      <text:p text:style-name="P5"/>
      <text:p text:style-name="P9"><text:span text:style-name="T5">Zugang zu Informations- und Kommunikationsdiensten</text:span></text:p>
      <text:p text:style-name="P9"><text:span text:style-name="T4">-technische Voraussetzung für die Nutzung</text:span></text:p>
      <text:p text:style-name="P9"><text:span text:style-name="T4">-Anbindung eines einfachen IT-Systems</text:span></text:p>
      <text:p text:style-name="P9"><text:span text:style-name="T4">-Netzzugangsprotokolle</text:span></text:p>
      <text:p text:style-name="P9"><text:span text:style-name="T4">-Systemschnittstellen</text:span></text:p>
      <text:p text:style-name="P9"><text:span text:style-name="T4">-Datenschutz und Datensicherheit</text:span></text:p>
      <text:p text:style-name="P5"/>
      <text:p text:style-name="P5"/>
      <text:p text:style-name="P5"/>
      <text:p text:style-name="P5"/>
      <text:p text:style-name="P9"><text:span text:style-name="T7">X Betreuen von IT-Systemen; <text:s/>1:- <text:s/>2:- <text:s/>3:120 Total120</text:span></text:p>
      <text:p text:style-name="P5"/>
      <text:p text:style-name="P9"><text:span text:style-name="T5">Warten und Instand halten</text:span></text:p>
      <text:p text:style-name="P9"><text:span text:style-name="T4">-Hard- und Softwarekomponenten</text:span></text:p>
      <text:p text:style-name="P9"><text:span text:style-name="T4">-Datenträge, Datenformate und Datenaustausch</text:span></text:p>
      <text:p text:style-name="P9"><text:span text:style-name="T4">-Störungsanalyse und -beseitigung</text:span></text:p>
      <text:p text:style-name="P5"/>
      <text:p text:style-name="P9"><text:span text:style-name="T5">Datenschutz und Datensicherung</text:span></text:p>
      <text:p text:style-name="P9"><text:span text:style-name="T4">-Maßnahmen zur Datensicherung und -archivierung</text:span></text:p>
      <text:p text:style-name="P9"><text:span text:style-name="T4">-Virenschutz und Virenbeseitigung</text:span></text:p>
      <text:p text:style-name="P9"><text:span text:style-name="T4">-Urheberrecht</text:span></text:p>
      <text:p text:style-name="P5"/>
      <text:p text:style-name="P9"><text:span text:style-name="T5">Dokumentation und Kundenbetreuung</text:span></text:p>
      <text:p text:style-name="P9"><text:span text:style-name="T4">-Dokumentation von Produktinformationen, Konfiguration und Abläufen</text:span></text:p>
      <text:p text:style-name="P9"><text:span text:style-name="T4">-Visualisierung, Präsentation</text:span></text:p>
      <text:p text:style-name="P9"><text:span text:style-name="T4">-Unterweisung, Schulung</text:span></text:p>
      <text:p text:style-name="P5"/>
      <text:p text:style-name="P9"><text:span text:style-name="T5">Serviceleistungen</text:span></text:p>
      <text:p text:style-name="P9"><text:span text:style-name="T4">-Serviceanträge</text:span></text:p>
      <text:p text:style-name="P9"><text:span text:style-name="T4">-Kalkulation und Abrechnung</text:span></text:p>
      <text:p text:style-name="P8"/>
      <text:p text:style-name="P8"/>
      <text:p text:style-name="P8"/>
      <text:p text:style-name="P5"/>
      <text:p text:style-name="P9"><text:span text:style-name="T7">XI Rechnungswesen &amp; Controlling; <text:s/>1:- <text:s/>2:- <text:s/>3:40 Total40</text:span></text:p>
      <text:p text:style-name="P5"/>
      <text:p text:style-name="P9"><text:span text:style-name="T5">Kosten- und Leistungsrechnung</text:span></text:p>
      <text:p text:style-name="P9"><text:span text:style-name="T4">-Aufgaben der Kosten- und Leistungsrechnung</text:span></text:p>
      <text:p text:style-name="P9"><text:span text:style-name="T4">-Kostenbegriffe</text:span></text:p>
      <text:p text:style-name="P9"><text:span text:style-name="T4">-Kostenarten, Kostenstellen, Kostenträger</text:span></text:p>
      <text:p text:style-name="P9"><text:span text:style-name="T4">-Unterschied zwischen Voll- und Steilkostenrechnung</text:span></text:p>
      <text:p text:style-name="P9"><text:span text:style-name="T4">-Grundzüge der Deckungsbeitragsrechnung</text:span></text:p>
      <text:p text:style-name="P5"/>
      <text:p text:style-name="P9"><text:span text:style-name="T5">Controlling</text:span></text:p>
      <text:p text:style-name="P9"><text:span text:style-name="T4">-Kennzahlen, grafische Aufbereitung, Auswertung</text:span></text:p>
      <text:p text:style-name="P9"><text:span text:style-name="T4">Plankostenrechnung und Abweichungsanalys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988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text-properties fo:font-size="11pt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BZ FISI Lehrplan editMM2016</dc:title>
    <dc:description>Die Quellpdf war in einem -angesichts des Fachs- schlicht absurden Zustand</dc:description>
    <meta:initial-creator>Maximilian Middeke</meta:initial-creator>
    <dc:date>2016-08-02T12:14:17.116924000</dc:date>
    <meta:editing-duration>PT6M13S</meta:editing-duration>
    <meta:editing-cycles>1</meta:editing-cycles>
    <meta:document-statistic meta:table-count="0" meta:image-count="0" meta:object-count="0" meta:page-count="5" meta:paragraph-count="191" meta:word-count="689" meta:character-count="7050" meta:non-whitespace-character-count="6512"/>
    <meta:generator>LibreOffice/5.0.6.3$MacOSX_X86_64 LibreOffice_project/490fc03b25318460cfc54456516ea2519c11d1aa</meta:generator>
    <meta:user-defined meta:name="Company">baltic-online.de</meta:user-defined>
  </office:meta>
</office:document-meta>
</file>